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ial Nova" svg:font-family="'Arial Nova'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0e51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Nova" fo:font-size="18pt" fo:font-weight="bold" officeooo:rsid="0010e510" officeooo:paragraph-rsid="0010e51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 Nova" fo:font-size="18pt" fo:font-weight="bold" officeooo:rsid="0010e510" officeooo:paragraph-rsid="0010e51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Nova" fo:font-size="18pt" fo:font-weight="bold" officeooo:rsid="0012c160" officeooo:paragraph-rsid="0012c16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 Nova" fo:font-size="13pt" fo:font-weight="normal" officeooo:rsid="0010e510" officeooo:paragraph-rsid="0010e510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 Nova" fo:font-size="13pt" fo:font-weight="normal" officeooo:rsid="0012c160" officeooo:paragraph-rsid="0012c160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ova" fo:font-size="13pt" fo:font-weight="bold" officeooo:rsid="0012c160" officeooo:paragraph-rsid="0012c16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Nova" fo:font-size="15pt" fo:font-weight="bold" officeooo:rsid="00145695" officeooo:paragraph-rsid="00145695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e510"/>
    </style:style>
    <style:style style:name="P10" style:family="paragraph" style:parent-style-name="Standard">
      <style:paragraph-properties fo:text-align="start" style:justify-single-word="false"/>
      <style:text-properties officeooo:paragraph-rsid="0012c160"/>
    </style:style>
    <style:style style:name="P11" style:family="paragraph" style:parent-style-name="Standard">
      <style:paragraph-properties fo:text-align="start" style:justify-single-word="false"/>
      <style:text-properties officeooo:paragraph-rsid="00145695"/>
    </style:style>
    <style:style style:name="P12" style:family="paragraph" style:parent-style-name="Standard">
      <style:paragraph-properties fo:text-align="start" style:justify-single-word="false"/>
      <style:text-properties fo:color="#ff0000" loext:opacity="100%" style:text-underline-style="solid" style:text-underline-width="auto" style:text-underline-color="font-color" fo:font-weight="bold" officeooo:paragraph-rsid="0010e51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0000" loext:opacity="100%" style:font-name="Arial Nova" fo:font-size="13pt" style:text-underline-style="solid" style:text-underline-width="auto" style:text-underline-color="font-color" fo:font-weight="bold" officeooo:rsid="0012c160" officeooo:paragraph-rsid="0012c160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2c160" officeooo:paragraph-rsid="0012c160"/>
    </style:style>
    <style:style style:name="T1" style:family="text">
      <style:text-properties style:font-name="Arial Nova" fo:font-size="13pt" fo:font-weight="normal" style:font-size-asian="13pt" style:font-weight-asian="normal" style:font-size-complex="13pt" style:font-weight-complex="normal"/>
    </style:style>
    <style:style style:name="T2" style:family="text">
      <style:text-properties style:font-name="Arial Nova" fo:font-size="13pt" fo:font-weight="normal" officeooo:rsid="0010e510" style:font-size-asian="13pt" style:font-weight-asian="normal" style:font-size-complex="13pt" style:font-weight-complex="normal"/>
    </style:style>
    <style:style style:name="T3" style:family="text">
      <style:text-properties style:font-name="Arial Nova" fo:font-size="13pt" fo:font-weight="normal" officeooo:rsid="0012c160" style:font-size-asian="13pt" style:font-weight-asian="normal" style:font-size-complex="13pt" style:font-weight-complex="normal"/>
    </style:style>
    <style:style style:name="T4" style:family="text">
      <style:text-properties style:font-name="Arial Nova" fo:font-size="13pt" officeooo:rsid="0010e510" style:font-size-asian="13pt" style:font-size-complex="13pt"/>
    </style:style>
    <style:style style:name="T5" style:family="text">
      <style:text-properties style:font-name="Arial Nova" fo:font-size="13pt" fo:font-weight="bold" officeooo:rsid="0010e510" style:font-size-asian="13pt" style:font-weight-asian="bold" style:font-size-complex="13pt" style:font-weight-complex="bold"/>
    </style:style>
    <style:style style:name="T6" style:family="text">
      <style:text-properties style:font-name="Arial Nova" fo:font-size="13pt" fo:font-weight="bold" officeooo:rsid="0012c160" style:font-size-asian="13pt" style:font-weight-asian="bold" style:font-size-complex="13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 loext:opacity="100%" style:text-line-through-style="none" style:text-line-through-type="none" style:font-name="Arial Nova" fo:font-size="13pt" style:text-underline-style="solid" style:text-underline-width="auto" style:text-underline-color="font-color" fo:font-weight="bold" officeooo:rsid="0010e510" style:font-size-asian="13pt" style:font-weight-asian="bold" style:font-size-complex="13pt" style:font-weight-complex="bold"/>
    </style:style>
    <style:style style:name="T9" style:family="text">
      <style:text-properties style:text-line-through-style="solid" style:text-line-through-type="single" style:font-name="Arial Nova" fo:font-size="13pt" fo:font-weight="normal" officeooo:rsid="0010e510" style:font-size-asian="13pt" style:font-weight-asian="normal" style:font-size-complex="13pt" style:font-weight-complex="normal"/>
    </style:style>
    <style:style style:name="T10" style:family="text">
      <style:text-properties style:text-line-through-style="none" style:text-line-through-type="none" style:font-name="Arial Nova" fo:font-size="13pt" fo:font-weight="normal" officeooo:rsid="0010e510" style:font-size-asian="13pt" style:font-weight-asian="normal" style:font-size-complex="13pt" style:font-weight-complex="normal"/>
    </style:style>
    <style:style style:name="T11" style:family="text">
      <style:text-properties style:text-line-through-style="none" style:text-line-through-type="none" style:font-name="Arial Nova" fo:font-size="13pt" fo:font-weight="normal" officeooo:rsid="0012c160" style:font-size-asian="13pt" style:font-weight-asian="normal" style:font-size-complex="13pt" style:font-weight-complex="normal"/>
    </style:style>
    <style:style style:name="T12" style:family="text">
      <style:text-properties style:text-line-through-style="none" style:text-line-through-type="none" style:font-name="Arial Nova" fo:font-size="13pt" officeooo:rsid="0010e510" style:font-size-asian="13pt" style:font-size-complex="13pt"/>
    </style:style>
    <style:style style:name="T13" style:family="text">
      <style:text-properties style:text-line-through-style="none" style:text-line-through-type="none" style:font-name="Arial Nova" fo:font-size="13pt" officeooo:rsid="0012c160" style:font-size-asian="13pt" style:font-size-complex="13pt"/>
    </style:style>
    <style:style style:name="T14" style:family="text">
      <style:text-properties style:text-line-through-style="none" style:text-line-through-type="none" style:font-name="Arial Nova" fo:font-size="13pt" fo:font-weight="bold" officeooo:rsid="0010e510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6</text:p>
      <text:p text:style-name="P2">SYSTEME</text:p>
      <text:p text:style-name="P2"/>
      <text:p text:style-name="P8">KAMICHE MOHAMED</text:p>
      <text:p text:style-name="P5"/>
      <text:p text:style-name="P12"><text:span text:style-name="T4">Exercice 19 :</text:span></text:p>
      <text:p text:style-name="P11"><text:span text:style-name="T2"><text:line-break/></text:span><text:span text:style-name="T5">1-</text:span></text:p>
      <text:p text:style-name="P11"><text:span text:style-name="T2"><text:s/>ps </text:span><text:span text:style-name="T10">e f</text:span><text:span text:style-name="T9"><text:line-break/></text:span><text:span text:style-name="T10"> ps e l<text:line-break/><text:line-break/></text:span><text:span text:style-name="T14">2- </text:span><text:span text:style-name="T2"><text:s/>ps -e -l | grep </text:span><text:span text:style-name="T10">c 'firefox'</text:span><text:span text:style-name="T9"><text:line-break/><text:line-break/></text:span><text:span text:style-name="T8">Exercice 20 :</text:span><text:span text:style-name="T10"><text:line-break/></text:span></text:p>
      <text:p text:style-name="P1"><text:span text:style-name="T12">2- </text:span><text:span text:style-name="T13">h</text:span><text:span text:style-name="T12">eure</text:span><text:span text:style-name="T13">1</text:span><text:span text:style-name="T12">.sh</text:span></text:p>
      <text:p text:style-name="P9"><text:span text:style-name="T10"/></text:p>
      <text:p text:style-name="P9"><text:span text:style-name="T10">#!/bin/sh</text:span></text:p>
      <text:p text:style-name="P14"><text:span text:style-name="T1">while true</text:span></text:p>
      <text:p text:style-name="P14"><text:span text:style-name="T1">do</text:span></text:p>
      <text:p text:style-name="P10"><text:span text:style-name="T3"><text:tab/>heure</text:span><text:span text:style-name="T2">=`</text:span><text:span text:style-name="T3">date | cut -f5 -d’ ‘</text:span><text:span text:style-name="T2">`</text:span></text:p>
      <text:p text:style-name="P10"><text:span text:style-name="T2"><text:tab/></text:span><text:span text:style-name="T3">sleep 1</text:span></text:p>
      <text:p text:style-name="P10"><text:span text:style-name="T3">done</text:span></text:p>
      <text:p text:style-name="P10"><text:span text:style-name="T2"><text:line-break/></text:span><text:span text:style-name="T6">4– </text:span><text:span text:style-name="T5">h</text:span><text:span text:style-name="T6">eure2</text:span><text:span text:style-name="T5">.sh</text:span></text:p>
      <text:p text:style-name="P10"><text:span text:style-name="T2"/></text:p>
      <text:p text:style-name="P10"><text:span text:style-name="T2">#!/bin/sh</text:span></text:p>
      <text:p text:style-name="P10"><text:span text:style-name="T2"/></text:p>
      <text:p text:style-name="P10"><text:span text:style-name="T2">while true</text:span></text:p>
      <text:p text:style-name="P10"><text:span text:style-name="T2">do</text:span></text:p>
      <text:p text:style-name="P10"><text:span text:style-name="T2"><text:s text:c="2"/>trap "echo 'nope'" SIGINT</text:span></text:p>
      <text:p text:style-name="P10"><text:span text:style-name="T2"><text:s text:c="2"/>date</text:span></text:p>
      <text:p text:style-name="P10"><text:span text:style-name="T2"><text:s text:c="2"/>sleep 1</text:span></text:p>
      <text:p text:style-name="P10"><text:span text:style-name="T2">done</text:span></text:p>
      <text:p text:style-name="P11"><text:span text:style-name="T2"><text:line-break/></text:span><text:span text:style-name="T5">5 - </text:span></text:p>
      <text:p text:style-name="P11"><text:span text:style-name="T2">kill -2 13018<text:line-break/>kill -3 13018<text:line-break/>kill -9 13018</text:span></text:p>
      <text:p text:style-name="P3"/>
      <text:p text:style-name="P13">Exercice 21:</text:p>
      <text:p text:style-name="P4"/>
      <text:p text:style-name="P7">1- anneau.sh </text:p>
      <text:p text:style-name="P5"/>
      <text:p text:style-name="P5"><text:soft-page-break/>#!/bin/sh</text:p>
      <text:p text:style-name="P5"/>
      <text:p text:style-name="P5">attendreJeton()</text:p>
      <text:p text:style-name="P5">{</text:p>
      <text:p text:style-name="P5"><text:s text:c="2"/>s=0</text:p>
      <text:p text:style-name="P5"><text:s text:c="2"/>while [ $s -eq 0 ]</text:p>
      <text:p text:style-name="P5"><text:s text:c="2"/>do</text:p>
      <text:p text:style-name="P5"><text:s text:c="4"/>trap "s=1" CONT</text:p>
      <text:p text:style-name="P5"><text:s text:c="4"/>sleep 1</text:p>
      <text:p text:style-name="P5"><text:s text:c="2"/>done</text:p>
      <text:p text:style-name="P5">}</text:p>
      <text:p text:style-name="P5"/>
      <text:p text:style-name="P5">donnerJetonAuSuivant()</text:p>
      <text:p text:style-name="P5">{</text:p>
      <text:p text:style-name="P5"><text:s text:c="2"/>kill -18 $1</text:p>
      <text:p text:style-name="P5">}</text:p>
      <text:p text:style-name="P5"/>
      <text:p text:style-name="P5">N=`expr $1 - 1`</text:p>
      <text:p text:style-name="P5">pid=$$</text:p>
      <text:p text:style-name="P5">while [ $N -ge 1 ]</text:p>
      <text:p text:style-name="P5">do</text:p>
      <text:p text:style-name="P5"><text:s text:c="2"/>sh maillon.sh $N $pid &amp;</text:p>
      <text:p text:style-name="P5"><text:s text:c="2"/>pid=$!</text:p>
      <text:p text:style-name="P5"><text:s text:c="2"/>N=`expr $N - 1`</text:p>
      <text:p text:style-name="P5">done</text:p>
      <text:p text:style-name="P5"/>
      <text:p text:style-name="P5">while true</text:p>
      <text:p text:style-name="P5">do</text:p>
      <text:p text:style-name="P5"><text:s text:c="2"/>attendreJeton</text:p>
      <text:p text:style-name="P5"><text:s text:c="2"/>echo "Maillon $1/$$ ayant pour successeur $pid a le jeton"</text:p>
      <text:p text:style-name="P5"><text:s text:c="2"/>echo "Maillon $1/$$ ayant pour successeur $pid donne le jeton"</text:p>
      <text:p text:style-name="P5"><text:s text:c="2"/>donnerJetonAuSuivant $pid</text:p>
      <text:p text:style-name="P5">done</text:p>
      <text:p text:style-name="P5"/>
      <text:p text:style-name="P7">2- maillon.sh</text:p>
      <text:p text:style-name="P6"/>
      <text:p text:style-name="P6"/>
      <text:p text:style-name="P6">#!/bin/sh</text:p>
      <text:p text:style-name="P6"/>
      <text:p text:style-name="P6">attendreJeton()</text:p>
      <text:p text:style-name="P6">{</text:p>
      <text:p text:style-name="P6"><text:s text:c="2"/>s=0</text:p>
      <text:p text:style-name="P6"><text:s text:c="2"/>while [ $s -eq 0 ]</text:p>
      <text:p text:style-name="P6"><text:s text:c="2"/>do</text:p>
      <text:p text:style-name="P6"><text:s text:c="4"/>trap "s=1" CONT</text:p>
      <text:p text:style-name="P6"><text:s text:c="4"/>sleep 1</text:p>
      <text:p text:style-name="P6"><text:soft-page-break/><text:s text:c="2"/>done</text:p>
      <text:p text:style-name="P6">}</text:p>
      <text:p text:style-name="P6"/>
      <text:p text:style-name="P6">donnerJetonAuSuivant()</text:p>
      <text:p text:style-name="P6">{</text:p>
      <text:p text:style-name="P6"><text:s text:c="2"/>kill -18 $1</text:p>
      <text:p text:style-name="P6">}</text:p>
      <text:p text:style-name="P6"/>
      <text:p text:style-name="P6">if [ $# -lt 2 ]</text:p>
      <text:p text:style-name="P6">then</text:p>
      <text:p text:style-name="P6"><text:s text:c="2"/>echo "Deux paramètres sont attendus"</text:p>
      <text:p text:style-name="P6"><text:s text:c="2"/>exit 1</text:p>
      <text:p text:style-name="P6">fi</text:p>
      <text:p text:style-name="P6">if [ $1 -eq 1 ]</text:p>
      <text:p text:style-name="P6">then</text:p>
      <text:p text:style-name="P6"><text:s text:c="2"/>echo "Maillon $1/$$ ayant pour successeur $2 a le jeton"</text:p>
      <text:p text:style-name="P6"><text:s text:c="2"/>echo "Maillon $1/$$ ayant pour successeur $2 donne le jeton"</text:p>
      <text:p text:style-name="P6"><text:s text:c="2"/>donnerJetonAuSuivant $2</text:p>
      <text:p text:style-name="P6">fi</text:p>
      <text:p text:style-name="P6">while true</text:p>
      <text:p text:style-name="P6">do</text:p>
      <text:p text:style-name="P6"><text:s text:c="2"/>attendreJeton</text:p>
      <text:p text:style-name="P6"><text:s text:c="2"/>echo "Maillon $1/$$ ayant pour successeur $2 a le jeton"</text:p>
      <text:p text:style-name="P6"><text:s text:c="2"/>echo "Maillon $1/$$ ayant pour successeur $2 donne le jeton"</text:p>
      <text:p text:style-name="P6"><text:s text:c="2"/>donnerJetonAuSuivant $2</text:p>
      <text:p text:style-name="P6">d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ial Nova" svg:font-family="'Arial Nova'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0:50:24.030000000</meta:creation-date>
    <dc:date>2021-11-09T11:13:01.260000000</dc:date>
    <meta:editing-duration>PT2M6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87" meta:word-count="241" meta:character-count="1285" meta:non-whitespace-character-count="1044"/>
  </office:meta>
</office:document-meta>
</file>